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Hiragino Kaku Gothic Pro" svg:font-family="'Hiragino Kaku Gothic Pr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9688in" table:align="left"/>
    </style:style>
    <style:style style:name="Table1.A" style:family="table-column">
      <style:table-column-properties style:column-width="0.1979in"/>
    </style:style>
    <style:style style:name="Table1.B" style:family="table-column">
      <style:table-column-properties style:column-width="3.7708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fo:font-variant="normal" fo:text-transform="none" fo:color="#000000" fo:font-size="14pt" fo:letter-spacing="normal" fo:font-style="normal" fo:font-weight="normal"/>
    </style:style>
    <style:style style:name="P3" style:family="paragraph" style:parent-style-name="Table_20_Contents">
      <style:text-properties style:font-name="Helvetica"/>
    </style:style>
    <style:style style:name="P4" style:family="paragraph" style:parent-style-name="Table_20_Contents">
      <style:text-properties style:font-name="Helvetica" fo:font-weight="bold"/>
    </style:style>
    <style:style style:name="P5" style:family="paragraph" style:parent-style-name="Heading_20_3">
      <style:paragraph-properties fo:margin-left="0in" fo:margin-right="0in" fo:text-indent="0in" style:auto-text-indent="false"/>
      <style:text-properties fo:font-variant="normal" fo:text-transform="none" fo:color="#000000" style:font-name="Helvetica" fo:letter-spacing="normal" fo:font-style="normal"/>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1f5935"/>
    </style:style>
    <style:style style:name="T3" style:family="text">
      <style:text-properties fo:font-variant="normal" fo:text-transform="none" fo:color="#000000" fo:font-size="14pt" fo:letter-spacing="normal" fo:font-style="normal" fo:font-weight="normal"/>
    </style:style>
    <style:style style:name="T4" style:family="text">
      <style:text-properties fo:font-variant="normal" fo:text-transform="none" fo:color="#000000" fo:font-size="14pt" fo:letter-spacing="normal" fo:font-style="normal" fo:font-weight="bold"/>
    </style:style>
    <style:style style:name="T5" style:family="text">
      <style:text-properties fo:font-variant="normal" fo:text-transform="none" fo:font-size="14pt" fo:letter-spacing="normal" fo:font-style="normal" fo:font-weight="normal"/>
    </style:style>
    <style:style style:name="T6" style:family="text">
      <style:text-properties fo:font-variant="normal" fo:text-transform="none" fo:font-size="14pt" fo:letter-spacing="normal" fo:font-style="normal" fo:font-weight="bold"/>
    </style:style>
    <style:style style:name="T7"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2">Impute2 </text:span><text:span text:style-name="T1">Sample File Format </text:span><text:a xlink:type="simple" xlink:href="http://www.stats.ox.ac.uk/~marchini/software/gwas/file_format.html#mozTocId40300">(top)</text:a></text:h>
      <text:p text:style-name="P1"><text:span text:style-name="T6">NOTE </text:span><text:span text:style-name="T5">: the sample file format has changed with the release of SNPTEST v2. Specifically, the way in which covariates and phenotypes are coded on the second line of the header file has changed. If you have been using SNPTEST v1.1.5 you will need to edit the sample files of your data so that SNPTEST v2 will work with your data.</text:span></text:p>
      <text:p text:style-name="P1"><text:span text:style-name="T3">The </text:span><text:span text:style-name="T4">sample file</text:span><text:span text:style-name="T3"> has three parts (a) a header line detailing the names of the columns in the file, (b) a line detailing the types of variables stored in each column, and (c) a line for each individual detailing the information for that individual. Here is an example of the start of a sample file for reference <text:line-break/></text:span><text:line-break/><text:span text:style-name="T3">ID_1 ID_2 missing cov_1 cov_2 cov_3 cov_4 pheno1 bin1</text:span><text:line-break/><text:span text:style-name="T3">0 0 0 D D C C P B</text:span><text:line-break/><text:span text:style-name="T3">1 1 0.007 1 2 0.0019 -0.008 1.233 1</text:span><text:line-break/><text:span text:style-name="T3">2 2 0.009 1 2 0.0022 -0.001 6.234 0</text:span><text:line-break/><text:span text:style-name="T3">3 3 0.005 1 2 0.0025 0.0028 6.121 1</text:span><text:line-break/><text:span text:style-name="T3">4 4 0.007 2 1 0.0017 -0.011 3.234 1</text:span><text:line-break/><text:span text:style-name="T3">5 5 0.004 3 2 -0.012 0.0236 2.786 0</text:span></text:p>
      <text:h text:style-name="P5" text:outline-level="3">The header line</text:h>
      <text:p text:style-name="P2">This line needs a minimum of three entries. The first three entries should always be ID_1, ID_2 and missing. They denote that the first three columns contain the first ID, second ID and missing data proportion of each individual. Additional entries on this line should be the names of covariates or phenotypes that are included in the file. In the above example, there are 4 covariates named cov_1, cov_2, cov_3, cov_4, a continuous phenotype named pheno1 and a binary phenotype named bin1.<text:line-break/><text:span text:style-name="T7">NOTE :</text:span> All phenotypes should appear after the covariates in this file.</text:p>
      <text:h text:style-name="P5" text:outline-level="3">The second line (the variable type line)</text:h>
      <text:p text:style-name="P2">The second line of the file details the type of variables included in each column. The first three entries of this line should be set to 0. Subsequent entries in this line for covariates and phenotypes should be specified by the following rules</text:p>
      <table:table table:name="Table1" table:style-name="Table1">
        <table:table-column table:style-name="Table1.A"/>
        <table:table-column table:style-name="Table1.B"/>
        <table:table-row>
          <table:table-cell table:style-name="Table1.A1" office:value-type="string">
            <text:p text:style-name="P4">D</text:p>
          </table:table-cell>
          <table:table-cell table:style-name="Table1.B1" office:value-type="string">
            <text:p text:style-name="P3">Discrete covariate (coded using positive integers) </text:p>
          </table:table-cell>
        </table:table-row>
        <table:table-row>
          <table:table-cell table:style-name="Table1.A2" office:value-type="string">
            <text:p text:style-name="P4">C</text:p>
          </table:table-cell>
          <table:table-cell table:style-name="Table1.B2" office:value-type="string">
            <text:p text:style-name="P3">Continuous covariates</text:p>
          </table:table-cell>
        </table:table-row>
        <table:table-row>
          <table:table-cell table:style-name="Table1.A2" office:value-type="string">
            <text:p text:style-name="P4">P</text:p>
          </table:table-cell>
          <table:table-cell table:style-name="Table1.B2" office:value-type="string">
            <text:p text:style-name="P3">Continuous Phenotype </text:p>
          </table:table-cell>
        </table:table-row>
        <table:table-row>
          <table:table-cell table:style-name="Table1.A2" office:value-type="string">
            <text:p text:style-name="P4">B</text:p>
          </table:table-cell>
          <table:table-cell table:style-name="Table1.B2" office:value-type="string">
            <text:p text:style-name="P3">Binary Phenotype (0 = Controls, 1 = Cases)</text:p>
          </table:table-cell>
        </table:table-row>
      </table:table>
      <text:p text:style-name="P2"/>
      <text:h text:style-name="P5" text:outline-level="3"><text:soft-page-break/>Individual information</text:h>
      <text:p text:style-name="P1"><text:span text:style-name="T3">The remainder of the file should consist of a line for eah individual containing the information specified by the entries of the header line (see example above).</text:span><text:span text:style-name="T4"><text:line-break/></text:span><text:span text:style-name="T3">Use spaces to separate the entries of the sample file and not TABS.<text:line-break/><text:line-break/></text:span><text:span text:style-name="T4">Missing values</text:span><text:span text:style-name="T3"> - Specifying missing values for covariates and phenotypes is possible. We used to recommend that you use -9 for missing values. This was the default value assumed by </text:span><text:span text:style-name="T4">SNPTEST v1</text:span><text:span text:style-name="T3">, although the -missing_code option in </text:span><text:span text:style-name="T4">SNPTEST v1</text:span><text:span text:style-name="T3"> meant that you could use other numeric values for the missing code, In </text:span><text:span text:style-name="T4">SNPTEST v2</text:span><text:span text:style-name="T3"> we changed the behaviour of the -missing_code option so that it now takes a comma-separated list of values, each of which is treated as missing when encountered in the sample file(s). The default missing values in now the two character string "NA".<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Hiragino Kaku Gothic Pro" svg:font-family="'Hiragino Kaku Gothic Pr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4:34:46.004063000</meta:creation-date>
    <dc:date>2014-11-03T14:36:20.874172000</dc:date>
    <meta:editing-duration>P0D</meta:editing-duration>
    <meta:editing-cycles>1</meta:editing-cycles>
    <meta:document-statistic meta:table-count="1" meta:image-count="0" meta:object-count="0" meta:page-count="2" meta:paragraph-count="17" meta:word-count="493" meta:character-count="2745" meta:non-whitespace-character-count="2263"/>
    <meta:generator>LibreOffice/4.2.6.3$MacOSX_x86 LibreOffice_project/3fd416d4c6db7d3204c17ce57a1d70f6e531ee21</meta:generator>
  </office:meta>
</office:document-meta>
</file>